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How Are You</text:p>
          </table:table-cell>
          <table:table-cell table:style-name="ce2" office:value-type="string" calcext:value-type="string">
            <text:p>I am Ashutosh sAthe</text:p>
          </table:table-cell>
        </table:table-row>
        <table:table-row table:style-name="ro1">
          <table:table-cell office:value-type="float" office:value="29348572" calcext:value-type="float">
            <text:p>29348572</text:p>
          </table:table-cell>
          <table:table-cell office:value-type="float" office:value="2938475" calcext:value-type="float">
            <text:p>2938475</text:p>
          </table:table-cell>
        </table:table-row>
        <table:table-row table:style-name="ro1">
          <table:table-cell/>
          <table:table-cell office:value-type="string" calcext:value-type="string">
            <text:p>thisisno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1T10:15:14.022208670</meta:creation-date>
    <dc:date>2017-10-11T10:16:13.737984780</dc:date>
    <meta:editing-duration>PT1M1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